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.93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60.73mm"/>
    </style:style>
    <style:style style:name="co8" style:family="table-column">
      <style:table-column-properties fo:break-before="auto" style:column-width="31.19mm"/>
    </style:style>
    <style:style style:name="co9" style:family="table-column">
      <style:table-column-properties fo:break-before="auto" style:column-width="26mm"/>
    </style:style>
    <style:style style:name="co10" style:family="table-column">
      <style:table-column-properties fo:break-before="auto" style:column-width="6.88mm"/>
    </style:style>
    <style:style style:name="co11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12"/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523598775598299" calcext:value-type="float">
            <text:p>0.523598775598299</text:p>
          </table:table-cell>
          <table:table-cell table:formula="of:=DEGREES([.E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2.0943951023932" calcext:value-type="float">
            <text:p>2.0943951023932</text:p>
          </table:table-cell>
          <table:table-cell table:formula="of:=DEGREES([.E4])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1]" office:value-type="float" office:value="6.28318530717959" calcext:value-type="float">
            <text:p>6.2831853071795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2.0943951023932" calcext:value-type="float">
            <text:p>2.0943951023932</text:p>
          </table:table-cell>
          <table:table-cell table:formula="of:=DEGREES([.E6])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0471975511966" calcext:value-type="float">
            <text:p>1.0471975511966</text:p>
          </table:table-cell>
          <table:table-cell table:formula="of:=DEGREES([.E7])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798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3592</text:p>
          </table:table-cell>
          <table:table-cell table:formula="of:=DEGREES([.E6])"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15388</text:p>
          </table:table-cell>
          <table:table-cell table:formula="of:=DEGREES([.E7])"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461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8]*COS([.E5]))+[.B5]" office:value-type="float" office:value="78.2842712474619" calcext:value-type="float">
            <text:p>78.284271247461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9]*SIN([.E5]))+[.B6]" office:value-type="float" office:value="50" calcext:value-type="float">
            <text:p>50</text:p>
          </table:table-cell>
          <table:table-cell/>
        </table:table-row>
      </table:table>
      <table:table table:name="calc" table:style-name="ta1">
        <table:shapes>
          <draw:frame draw:z-index="0" draw:style-name="gr1" draw:text-style-name="P1" svg:width="139.04mm" svg:height="136.42mm" svg:x="157.53mm" svg:y="1.6m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rotation (rad)</text:p>
          </table:table-cell>
          <table:table-cell table:formula="of:=[Child.E3]*[.B1]" office:value-type="float" office:value="6.28318530717959" calcext:value-type="float">
            <text:p>6.28318530717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3]/((2*PI())/[Child.B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2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5]*[Child.E4]" office:value-type="float" office:value="6.28318530717959" calcext:value-type="float">
            <text:p>6.28318530717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 ));1)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7]*((2*PI())/[Parent.B2])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6]+[Parent.E7])*[Parent.B2]" office:value-type="float" office:value="40.8407044966673" calcext:value-type="float">
            <text:p>40.8407044966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4]/[.B2]);[Parent.B2]))+1" office:value-type="float" office:value="2.125" calcext:value-type="float">
            <text:p>2.125</text:p>
          </table:table-cell>
          <table:table-cell table:formula="of:=[.B7]+1" office:value-type="string" office:string-value="" calcext:value-type="error">
            <text:p>Err:511</text:p>
          </table:table-cell>
          <table:table-cell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-1) * ParentCornerAngle))) + parentX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-1) * ParentCornerAngle))) + parentY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) *ParentCornerAngle))) +parentX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) *ParentCornerAngle)) + parentY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3] &gt;= ([.B6] * [.C10]))   AND   ([.B3] &lt;= ([.B6]*[.C10]));1;0)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MOD(FLOOR([.B4]; 1)*[Child.B3];[Parent.B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(([Parent.$E$8]^2)+([.$B$16]^2)) - (2 * [Parent.$E$8] * [.$B$16] * COS(180/ParentFaces)))" office:value-type="float" office:value="29.3461002021133" calcext:value-type="float">
            <text:p>29.3461002021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360/ParentFaces)*MIN([.B16];parentRadius))/[.B17])" office:value-type="float" office:value="0.0432600153056782" calcext:value-type="float">
            <text:p>0.043260015305678</text:p>
          </table:table-cell>
          <table:table-cell table:formula="of:=DEGREES([.B18])" office:value-type="float" office:value="2.4786162986867" calcext:value-type="float">
            <text:p>2.4786162986867</text:p>
          </table:table-cell>
          <table:table-cell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19])" office:value-type="float" office:value="2.47001410756616" calcext:value-type="float">
            <text:p>2.47001410756616</text:p>
          </table:table-cell>
          <table:table-cell table:formula="of:=180 - (180/ParentFaces) - [.C18]" office:value-type="float" office:value="141.521383701313" calcext:value-type="float">
            <text:p>141.521383701313</text:p>
          </table:table-cell>
          <table:table-cell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16] &lt;= ([Parent.B3]/2);[.B18];[.B19])" office:value-type="float" office:value="0.0432600153056782" calcext:value-type="float">
            <text:p>0.04326001530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0]+((PAFF-1)*((2*PI())/ParentFaces))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17]*COS([.B21]) + parentX)" office:value-type="string" office:string-value="" calcext:value-type="error">
            <text:p>Err: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17]*SIN([.$B$21]) + parentY)" office:value-type="string" office:string-value="" calcext:value-type="error">
            <text:p>Err:511</text:p>
          </table:table-cell>
          <table:table-cell table:number-columns-repeated="2"/>
        </table:table-row>
      </table:table>
      <table:table table:name="Graph" table:style-name="ta1">
        <table:shapes>
          <draw:frame draw:z-index="0" draw:style-name="gr1" draw:text-style-name="P1" svg:width="139.04mm" svg:height="136.42mm" svg:x="113.99mm" svg:y="5.08m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2]) * ParentInternalAngle))) + parentX" office:value-type="string" office:string-value="" calcext:value-type="error">
            <text:p>Err:511</text:p>
          </table:table-cell>
          <table:table-cell table:formula="of:=([Parent.$E$8]*SIN(parentRadians + ((PAFF+[.D2]) *ParentInternalAngle))) + parentY" office:value-type="string" office:string-value="" calcext:value-type="error">
            <text:p>Err:5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3]) * ParentInternalAngle))) + parentX" office:value-type="string" office:string-value="" calcext:value-type="error">
            <text:p>Err:511</text:p>
          </table:table-cell>
          <table:table-cell table:formula="of:=([Parent.$E$8]*SIN(parentRadians + ((PAFF+[.D3]) *ParentInternalAngle))) + parentY" office:value-type="string" office:string-value="" calcext:value-type="error">
            <text:p>Err:51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4]) * ParentInternalAngle))) + parentX" office:value-type="string" office:string-value="" calcext:value-type="error">
            <text:p>Err:511</text:p>
          </table:table-cell>
          <table:table-cell table:formula="of:=([Parent.$E$8]*SIN(parentRadians + ((PAFF+[.D4]) *ParentInternalAngle))) + parentY" office:value-type="string" office:string-value="" calcext:value-type="error">
            <text:p>Err:5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5]) * ParentInternalAngle))) + parentX" office:value-type="string" office:string-value="" calcext:value-type="error">
            <text:p>Err:511</text:p>
          </table:table-cell>
          <table:table-cell table:formula="of:=([Parent.$E$8]*SIN(parentRadians + ((PAFF+[.D5]) *ParentInternalAngle))) + parentY" office:value-type="string" office:string-value="" calcext:value-type="error">
            <text:p>Err: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6]) * ParentInternalAngle))) + parentX" office:value-type="string" office:string-value="" calcext:value-type="error">
            <text:p>Err:511</text:p>
          </table:table-cell>
          <table:table-cell table:formula="of:=([Parent.$E$8]*SIN(parentRadians + ((PAFF+[.D6]) *ParentInternalAngle))) + parentY" office:value-type="string" office:string-value="" calcext:value-type="error">
            <text:p>Err:5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7]) * ParentInternalAngle))) + parentX" office:value-type="string" office:string-value="" calcext:value-type="error">
            <text:p>Err:511</text:p>
          </table:table-cell>
          <table:table-cell table:formula="of:=([Parent.$E$8]*SIN(parentRadians + ((PAFF+[.D7]) *ParentInternalAngle))) + parentY" office:value-type="string" office:string-value="" calcext:value-type="error">
            <text:p>Err:5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22]" office:value-type="string" office:string-value="" calcext:value-type="error">
            <text:p>Err:511</text:p>
          </table:table-cell>
          <table:table-cell table:formula="of:=[calc.B23]" office:value-type="string" office:string-value="" calcext:value-type="error">
            <text:p>Err:511</text:p>
          </table:table-cell>
          <table:table-cell/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hildWidth" table:base-cell-address="$Child.$B$3" table:cell-range-address="$Child.$B$3"/>
        <table:named-range table:name="cornerAngle" table:base-cell-address="$Parent.$E$6" table:cell-range-address="$Parent.$E$7"/>
        <table:named-range table:name="currentChildRotation" table:base-cell-address="$calc.$B$3" table:cell-range-address="$calc.$B$3"/>
        <table:named-range table:name="PAF" table:base-cell-address="$calc.$B$10" table:cell-range-address="$calc.$B$10"/>
        <table:named-range table:name="PAFF" table:base-cell-address="$calc.$C$10" table:cell-range-address="$calc.$C$10"/>
        <table:named-range table:name="ParentCornerAngle" table:base-cell-address="$Parent.$E$6" table:cell-range-address="$Parent.$E$7"/>
        <table:named-range table:name="ParentFaceDistance" table:base-cell-address="$calc.$B$6" table:cell-range-address="$calc.$B$6"/>
        <table:named-range table:name="ParentFaces" table:base-cell-address="$Parent.$B$2" table:cell-range-address="$Parent.$B$2"/>
        <table:named-range table:name="ParentInternalAngle" table:base-cell-address="$Parent.$E$10" table:cell-range-address="$Parent.$E$10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7:58:36.859378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6T19:45:01.834169923</dc:date>
    <meta:editing-duration>PT5H36M24S</meta:editing-duration>
    <meta:editing-cycles>22</meta:editing-cycles>
    <meta:generator>LibreOffice/6.0.7.3$Linux_X86_64 LibreOffice_project/00m0$Build-3</meta:generator>
    <meta:document-statistic meta:table-count="5" meta:cell-count="3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5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B8:Graph.B8</svg:desc>
                </draw:g>
              </table:table-cell>
              <table:table-cell office:value-type="float" office:value="NaN">
                <text:p>NaN</text:p>
                <draw:g>
                  <svg:desc>Graph.C8:Graph.C8</svg:desc>
                </draw:g>
              </table:table-cell>
              <table:table-cell office:value-type="float" office:value="1">
                <text:p>1</text:p>
                <draw:g>
                  <svg:desc>Graph.B2:Graph.B3</svg:desc>
                </draw:g>
              </table:table-cell>
              <table:table-cell office:value-type="float" office:value="NaN">
                <text:p>NaN</text:p>
                <draw:g>
                  <svg:desc>Graph.C2:Graph.C3</svg:desc>
                </draw:g>
              </table:table-cell>
              <table:table-cell office:value-type="float" office:value="1">
                <text:p>1</text:p>
                <draw:g>
                  <svg:desc>Graph.B3:Graph.B7</svg:desc>
                </draw:g>
              </table:table-cell>
              <table:table-cell office:value-type="float" office:value="NaN">
                <text:p>NaN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5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B8:Graph.B8</svg:desc>
                </draw:g>
              </table:table-cell>
              <table:table-cell office:value-type="float" office:value="NaN">
                <text:p>NaN</text:p>
                <draw:g>
                  <svg:desc>Graph.C8:Graph.C8</svg:desc>
                </draw:g>
              </table:table-cell>
              <table:table-cell office:value-type="float" office:value="1">
                <text:p>1</text:p>
                <draw:g>
                  <svg:desc>Graph.B2:Graph.B3</svg:desc>
                </draw:g>
              </table:table-cell>
              <table:table-cell office:value-type="float" office:value="NaN">
                <text:p>NaN</text:p>
                <draw:g>
                  <svg:desc>Graph.C2:Graph.C3</svg:desc>
                </draw:g>
              </table:table-cell>
              <table:table-cell office:value-type="float" office:value="1">
                <text:p>1</text:p>
                <draw:g>
                  <svg:desc>Graph.B3:Graph.B7</svg:desc>
                </draw:g>
              </table:table-cell>
              <table:table-cell office:value-type="float" office:value="NaN">
                <text:p>NaN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